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E000001E0AB0F494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marker-start="Small_20_Arrow" draw:stroke-linejoin="bevel" svg:stroke-linecap="square" draw:textarea-vertical-align="middle" draw:color-mode="standard" draw:luminance="0%" draw:contrast="0%" draw:gamma="100%" draw:red="0%" draw:green="0%" draw:blue="0%" fo:clip="rect(1.927cm, 0cm, 0cm, -0.05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58cm" svg:height="11.024cm" svg:x="0cm" svg:y="0cm">
          <draw:image xlink:href="Pictures/100000000000013E000001E0AB0F494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458cm" fo:page-height="11.0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0:07:50.529233652</meta:creation-date>
    <dc:date>2016-03-21T10:34:03.606403006</dc:date>
    <meta:editing-duration>PT10M52S</meta:editing-duration>
    <meta:editing-cycles>1</meta:editing-cycles>
    <meta:document-statistic meta:object-count="1"/>
    <meta:generator>LibreOffice/4.2.8.2$Linux_X86_64 LibreOffice_project/420m0$Build-2</meta:generator>
  </office:meta>
</office:document-meta>
</file>